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39c77f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2a5ac" officeooo:paragraph-rsid="0032a5a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3b2384" officeooo:paragraph-rsid="003b2384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e0fc7" officeooo:paragraph-rsid="003e0fc7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Ubuntu" fo:font-size="14pt" officeooo:rsid="00262e27" officeooo:paragraph-rsid="003f2836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62e27" officeooo:paragraph-rsid="003f2836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39c77f" fo:background-color="transparent" style:font-size-asian="14pt" style:font-size-complex="14pt"/>
    </style:style>
    <style:style style:name="P34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9c77f" fo:background-color="transparent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898fa" fo:background-color="transparent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9c77f" officeooo:paragraph-rsid="003898fa" fo:background-color="transparent" style:font-size-asian="14pt" style:font-size-complex="14pt"/>
    </style:style>
    <style:style style:name="P3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fo:color="#000000" loext:opacity="100%" fo:font-weight="normal" officeooo:rsid="00330185" fo:background-color="transparent" loext:char-shading-value="0" style:font-size-asian="14pt"/>
    </style:style>
    <style:style style:name="T22" style:family="text">
      <style:text-properties fo:color="#000000" loext:opacity="100%" fo:font-weight="normal" officeooo:rsid="00362544" fo:background-color="transparent" loext:char-shading-value="0" style:font-size-asian="14pt"/>
    </style:style>
    <style:style style:name="T23" style:family="text">
      <style:text-properties officeooo:rsid="0020b257"/>
    </style:style>
    <style:style style:name="T24" style:family="text">
      <style:text-properties officeooo:rsid="0039c7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Tralha</text:h>
      <text:p text:style-name="P1">= → Recebe</text:p>
      <text:p text:style-name="P2">== → Igual</text:p>
      <text:p text:style-name="P25">=== → operador de identidade</text:p>
      <text:p text:style-name="P25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7">! → <text:span text:style-name="T6">Não (Negação)</text:span></text:p>
      <text:p text:style-name="P26">&amp;&amp; → E (Conjunção)</text:p>
      <text:p text:style-name="P26">|| → Ou (Disjunção)</text:p>
      <text:p text:style-name="P28">? → <text:span text:style-name="T8">pergunta</text:span></text:p>
      <text:p text:style-name="P29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22">console.log(‘ ‘) - Escreva na tela</text:p>
      <text:p text:style-name="P36">var ++ - variavel += 1</text:p>
      <text:p text:style-name="P37"/>
      <text:p text:style-name="P37"/>
      <text:p text:style-name="P11"><text:soft-page-break/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3">e guarda na variavel p1</text:span></text:p>
      <text:p text:style-name="P20">window.document.write(p1.innerText) - vai selecionar e escrever o texto que esta dentro do p1</text:p>
      <text:p text:style-name="P18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8"><text:span text:style-name="T18">var corpo = window.document.body - </text:span><text:span text:style-name="T15">O body é atribuido para a variavel corpo</text:span></text:p>
      <text:p text:style-name="P18"><text:span text:style-name="T18">corpo.style.background = ' <text:s/>' - </text:span><text:span text:style-name="T15">Muda a cor de fundo da variavel corpo</text:span></text:p>
      <text:p text:style-name="P19"><text:soft-page-break/><text:span text:style-name="T15">var d = window.document.getElementById('msg') - </text:span><text:span text:style-name="T19">Seleciona o elemento</text:span></text:p>
      <text:p text:style-name="P19"><text:span text:style-name="T19">que tem </text:span><text:span text:style-name="T20">o id</text:span><text:span text:style-name="T19"> msg e guarda seu conteudo na variavel d</text:span></text:p>
      <text:p text:style-name="P19"><text:span text:style-name="T15">window.document.getElementById('msg').innerText = 'olá!' - </text:span><text:span text:style-name="T20">Seleciona o elemento que tem o id msg e substitui seu <text:s/>conteudo por olá</text:span></text:p>
      <text:p text:style-name="P19"><text:span text:style-name="T15">new Date() - </text:span><text:span text:style-name="T21">Seleciona informações de data e hora do sistema</text:span></text:p>
      <text:p text:style-name="P19"><text:span text:style-name="T15">.getHours() - </text:span><text:span text:style-name="T21">Pega a hora atual do sistema</text:span></text:p>
      <text:p text:style-name="P19"><text:span text:style-name="T15">.getDay() - </text:span><text:span text:style-name="T22">Pega o dia da semana atual do sistema</text:span></text:p>
      <text:p text:style-name="P33">var agora = new Date()</text:p>
      <text:p text:style-name="P34">var hora = agora.getHours()</text:p>
      <text:p text:style-name="P19"><text:span text:style-name="T22">var diaSem = agora</text:span><text:span text:style-name="T15">.getDay()</text:span></text:p>
      <text:p text:style-name="P35">var cont = 1</text:p>
      <text:p text:style-name="P34">while(cont &lt;= 6) {</text:p>
      <text:p text:style-name="P34">console.log('tudo bem?')</text:p>
      <text:p text:style-name="P32">cont ++</text:p>
      <text:p text:style-name="P32">} - <text:span text:style-name="T24">escolhe quantas vezes algo vai acontecer</text:span></text:p>
      <text:p text:style-name="P23">do {</text:p>
      <text:p text:style-name="P23">} while(condição) - Faça… <text:s/>Enquanto a condição for verdadeira</text:p>
      <text:p text:style-name="P24">for (inicio;teste;incremento) - </text:p>
      <text:p text:style-name="P31">for(var c = 1;c &lt;= 10;c++) {</text:p>
      <text:p text:style-name="P30">} - 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13T06:24:29.508765704</dc:date>
    <meta:editing-duration>PT23H38M49S</meta:editing-duration>
    <meta:editing-cycles>27</meta:editing-cycles>
    <meta:generator>LibreOffice/7.3.5.2$Linux_X86_64 LibreOffice_project/30$Build-2</meta:generator>
    <meta:document-statistic meta:table-count="0" meta:image-count="0" meta:object-count="0" meta:page-count="3" meta:paragraph-count="58" meta:word-count="420" meta:character-count="2683" meta:non-whitespace-character-count="2311"/>
  </office:meta>
</office:document-meta>
</file>